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25-01-14 2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24-01-23 16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23-01-09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22-01-05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21-01-0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9-12-2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9-01-22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8-01-0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6-12-29 19:1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6-01-05 21:34:5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4-01-16 17:55:1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3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10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9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7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9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9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8-09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8-06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8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6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5-06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5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4-09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4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4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3-09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3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2-09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2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1-09-1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1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2319098505101</text:p>
          </table:table-cell>
          <table:table-cell office:value-type="string" calcext:value-type="string">
            <text:p>1990-09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